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rial" svg:font-family="Arial"/>
    <style:font-face style:name="Courier New" svg:font-family="Courier New"/>
    <style:font-face style:name="Symbol" svg:font-family="Symbol"/>
    <style:font-face style:name="Times" svg:font-family="Times"/>
  </office:font-face-decls>
  <office:automatic-styles>
    <style:style style:name="Table1" style:family="table">
      <style:table-properties style:width="7.0in" table:align="margins"/>
    </style:style>
    <style:style style:name="P1" style:family="paragraph" style:parent-style-name="Standard">
      <style:paragraph-properties fo:line-height="115%"/>
      <style:text-properties style:font-name="Arial" fo:font-size="13.0pt" fo:color="#0000ff"/>
    </style:style>
    <style:style style:name="P2" style:family="paragraph" style:parent-style-name="Standard">
      <style:paragraph-properties fo:line-height="115%"/>
      <style:text-properties style:font-name="Arial" fo:font-size="19.0pt"/>
    </style:style>
    <style:style style:name="P3" style:family="paragraph" style:parent-style-name="Standard">
      <style:paragraph-properties fo:line-height="115%"/>
      <style:text-properties style:font-name="Arial" fo:font-size="11.0pt"/>
    </style:style>
    <style:style style:name="P4" style:family="paragraph" style:parent-style-name="Standard">
      <style:paragraph-properties fo:line-height="115%"/>
      <style:text-properties style:font-name="Arial" fo:font-size="19.0pt" fo:color="#d73a49"/>
    </style:style>
    <style:style style:name="P5" style:family="paragraph" style:parent-style-name="Standard">
      <style:paragraph-properties fo:line-height="115%"/>
      <style:text-properties style:font-name="Arial" fo:font-size="19.0pt" fo:color="#4a86e8"/>
    </style:style>
    <style:style style:name="P6" style:family="paragraph" style:parent-style-name="Standard">
      <style:paragraph-properties fo:margin-left="0.5000in" fo:line-height="115%"/>
      <style:text-properties style:font-name="Arial" fo:font-size="11.0pt"/>
    </style:style>
    <style:style style:name="P7" style:family="paragraph" style:parent-style-name="Standard">
      <style:paragraph-properties fo:line-height="115%"/>
      <style:text-properties style:font-name="Times" fo:font-size="11.0pt" fo:color="#cccccc" fo:background-color="#2d2d2d"/>
    </style:style>
    <style:style style:name="P8" style:family="paragraph" style:parent-style-name="Standard">
      <style:paragraph-properties fo:line-height="115%"/>
      <style:text-properties style:font-name="Arial" fo:font-size="11.0pt" fo:color="#333333" fo:background-color="#ffffff"/>
    </style:style>
    <style:style style:name="P9" style:family="paragraph" style:parent-style-name="Standard">
      <style:paragraph-properties fo:margin-left="0.5000in" fo:line-height="115%"/>
      <style:text-properties style:font-name="Arial" fo:font-size="11.0pt" fo:color="#333333" fo:background-color="#ffffff"/>
    </style:style>
    <style:style style:name="P10" style:family="paragraph" style:parent-style-name="Standard">
      <style:paragraph-properties fo:line-height="115%"/>
      <style:text-properties style:font-name="Arial" fo:font-size="16.0pt" fo:color="#b45f06" fo:background-color="#ffffff"/>
    </style:style>
    <style:style style:name="P11" style:family="paragraph" style:parent-style-name="Standard">
      <style:paragraph-properties fo:line-height="115%"/>
      <style:text-properties style:font-name="Arial" fo:font-size="14.0pt" fo:color="#333333" fo:background-color="#ffffff"/>
    </style:style>
    <style:style style:name="P12" style:family="paragraph" style:parent-style-name="Standard">
      <style:paragraph-properties fo:margin-left="0.5000in" fo:line-height="115%"/>
      <style:text-properties style:font-name="Courier New" fo:font-size="14.0pt" fo:color="#6a737d" fo:background-color="#f6f8fa"/>
    </style:style>
    <style:style style:name="P13" style:family="paragraph" style:parent-style-name="Standard">
      <style:paragraph-properties fo:margin-left="0.5000in" fo:line-height="145%"/>
      <style:text-properties style:font-name="Courier New" fo:font-size="14.0pt" fo:color="#24292e" fo:background-color="#f6f8fa"/>
    </style:style>
    <style:style style:name="P14" style:family="paragraph" style:parent-style-name="Standard">
      <style:paragraph-properties fo:margin-top="0.2500in" fo:margin-bottom="0.1665in" fo:line-height="125%"/>
      <style:text-properties style:font-name="Arial" fo:font-size="15.0pt" fo:color="#990000" fo:background-color="#ffffff"/>
    </style:style>
    <style:style style:name="P15" style:family="paragraph" style:parent-style-name="Standard">
      <style:paragraph-properties fo:margin-bottom="0.1665in"/>
      <style:text-properties style:font-name="Courier New" fo:font-size="10.0pt" fo:color="#24292e" fo:background-color="#f6f8fa"/>
    </style:style>
    <style:style style:name="P16" style:family="paragraph" style:parent-style-name="Standard">
      <style:paragraph-properties fo:line-height="115%"/>
      <style:text-properties style:font-name="Arial" fo:font-size="11.0pt" fo:color="#0b5394" fo:background-color="#ffffff"/>
    </style:style>
    <style:style style:name="P17" style:family="paragraph" style:parent-style-name="Standard">
      <style:paragraph-properties fo:line-height="115%"/>
      <style:text-properties style:font-name="Arial" fo:font-size="15.0pt" fo:color="#0b5394" fo:background-color="#ffffff"/>
    </style:style>
    <style:style style:name="P18" style:family="paragraph" style:parent-style-name="Standard">
      <style:paragraph-properties fo:line-height="145%"/>
      <style:text-properties style:font-name="Arial" fo:font-size="11.0pt"/>
    </style:style>
    <style:style style:name="P19" style:family="paragraph" style:parent-style-name="Standard">
      <style:paragraph-properties fo:line-height="145%"/>
      <style:text-properties style:font-name="Courier New" fo:font-size="10.0pt" fo:color="#6a737d" fo:background-color="#f6f8fa"/>
    </style:style>
    <style:style style:name="P20" style:family="paragraph" style:parent-style-name="Standard">
      <style:paragraph-properties fo:margin-top="0.2500in" fo:margin-bottom="0.1665in" fo:line-height="125%"/>
      <style:text-properties style:font-name="Arial" fo:font-size="16.0pt" fo:color="#38761d"/>
    </style:style>
    <style:style style:name="P21" style:family="paragraph" style:parent-style-name="Standard">
      <style:paragraph-properties fo:margin-top="0.2500in" fo:margin-bottom="0.1665in" fo:line-height="125%"/>
      <style:text-properties style:font-name="Arial" fo:font-size="15.0pt" fo:color="#000000"/>
    </style:style>
    <style:style style:name="P22" style:family="paragraph" style:parent-style-name="Standard">
      <style:paragraph-properties fo:margin-bottom="0.1665in" fo:line-height="145%"/>
      <style:text-properties style:font-name="Arial" fo:font-size="12.0pt" fo:color="#24292e"/>
    </style:style>
    <style:style style:name="P23" style:family="paragraph" style:parent-style-name="Standard">
      <style:paragraph-properties fo:margin-bottom="0.1665in" fo:line-height="145%"/>
      <style:text-properties style:font-name="Courier New" fo:font-size="10.0pt" fo:color="#d73a49" fo:background-color="#f6f8fa"/>
    </style:style>
    <style:style style:name="P24" style:family="paragraph" style:parent-style-name="Standard">
      <style:paragraph-properties fo:margin-bottom="0.1665in" fo:line-height="145%"/>
      <style:text-properties style:font-name="Arial" fo:font-size="15.0pt" fo:color="#569cd6"/>
    </style:style>
    <style:style style:name="P25" style:family="paragraph" style:parent-style-name="Standard">
      <style:paragraph-properties fo:margin-bottom="0.1665in" fo:line-height="145%"/>
      <style:text-properties style:font-name="Arial" fo:font-size="11.0pt"/>
    </style:style>
    <style:style style:name="P26" style:family="paragraph" style:parent-style-name="Standard">
      <style:paragraph-properties fo:margin-bottom="0.1665in" fo:line-height="145%"/>
      <style:text-properties style:font-name="Arial" fo:font-size="14.0pt" fo:color="#24292e"/>
    </style:style>
    <style:style style:name="P27" style:family="paragraph" style:parent-style-name="Standard">
      <style:paragraph-properties fo:margin-bottom="0.1665in" fo:line-height="145%"/>
      <style:text-properties style:font-name="Arial" fo:font-size="11.0pt" fo:color="#24292e"/>
    </style:style>
    <style:style style:name="P28" style:family="paragraph" style:parent-style-name="Standard">
      <style:paragraph-properties fo:margin-bottom="0.1665in"/>
      <style:text-properties style:font-name="Arial" fo:font-size="11.0pt"/>
    </style:style>
    <style:style style:name="P29" style:family="paragraph" style:parent-style-name="Standard">
      <style:paragraph-properties fo:margin-bottom="0.1665in" fo:line-height="150%"/>
      <style:text-properties style:font-name="Courier New" fo:font-size="14.0pt" fo:color="#d4d4d4" fo:background-color="#000000"/>
    </style:style>
    <style:style style:name="P30" style:family="paragraph" style:parent-style-name="Standard">
      <style:paragraph-properties fo:margin-bottom="0.1665in" fo:line-height="150%"/>
      <style:text-properties style:font-name="Times" fo:font-size="25.0pt" fo:color="#1155cc" fo:background-color="#ffffff"/>
    </style:style>
    <style:style style:name="P31" style:family="paragraph" style:parent-style-name="Standard">
      <style:paragraph-properties fo:margin-bottom="0.1665in" fo:line-height="150%"/>
      <style:text-properties style:font-name="Arial" fo:font-size="11.0pt"/>
    </style:style>
    <style:style style:name="P32" style:family="paragraph" style:parent-style-name="Standard">
      <style:paragraph-properties fo:line-height="115%"/>
      <style:text-properties style:font-name="Arial" fo:font-size="12.0pt" fo:color="#24292e"/>
    </style:style>
    <style:style style:name="P33" style:family="paragraph" style:parent-style-name="Standard">
      <style:paragraph-properties fo:line-height="115%"/>
      <style:text-properties style:font-name="Times" fo:font-size="13.0pt" fo:color="#87928a" fo:background-color="#171c19"/>
    </style:style>
    <style:style style:name="P34" style:family="paragraph" style:parent-style-name="Standard">
      <style:paragraph-properties fo:line-height="115%"/>
      <style:text-properties style:font-name="Times" fo:font-size="9.0pt" fo:color="#87928a" fo:background-color="#171c19"/>
    </style:style>
    <style:style style:name="P35" style:family="paragraph" style:parent-style-name="Standard">
      <style:paragraph-properties fo:margin-bottom="0.1665in" fo:line-height="150%"/>
      <style:text-properties style:font-name="Times" fo:font-size="13.0pt" fo:background-color="#ffffff"/>
    </style:style>
    <style:style style:name="P36" style:family="paragraph" style:parent-style-name="Standard">
      <style:paragraph-properties fo:margin-bottom="0.1665in" fo:line-height="150%"/>
      <style:text-properties style:font-name="Times" fo:font-size="14.0pt" fo:background-color="#ffffff"/>
    </style:style>
    <style:style style:name="P37" style:family="paragraph" style:parent-style-name="Standard">
      <style:paragraph-properties fo:line-height="115%"/>
      <style:text-properties style:font-name="Times" fo:font-size="13.0pt" fo:color="#a2fca2" fo:background-color="#333333"/>
    </style:style>
    <style:style style:name="P38" style:family="paragraph" style:parent-style-name="Standard">
      <style:paragraph-properties fo:line-height="115%"/>
      <style:text-properties style:font-name="Times" fo:font-size="14.0pt" fo:color="#ffffff" fo:background-color="#333333"/>
    </style:style>
    <style:style style:name="P39" style:family="paragraph" style:parent-style-name="Standard">
      <style:paragraph-properties fo:line-height="115%"/>
      <style:text-properties style:font-name="Times" fo:font-size="14.0pt" fo:color="#fcc28c" fo:background-color="#333333"/>
    </style:style>
    <style:style style:name="P40" style:family="paragraph" style:parent-style-name="Standard">
      <style:paragraph-properties fo:margin-left="0.5000in" fo:text-indent="-0.5000in" fo:line-height="145%">
        <style:tab-stops>
          <style:tab-stop style:position="0.1528in"/>
          <style:tab-stop style:position="0.5000in"/>
        </style:tab-stops>
      </style:paragraph-properties>
      <style:text-properties style:font-name="Arial" fo:font-size="12.0pt" fo:color="#24292e"/>
    </style:style>
    <style:style style:name="P41" style:family="paragraph" style:parent-style-name="Standard">
      <style:paragraph-properties fo:margin-bottom="0.1665in" fo:margin-left="0.5000in" fo:text-indent="-0.5000in" fo:line-height="145%">
        <style:tab-stops>
          <style:tab-stop style:position="0.1528in"/>
          <style:tab-stop style:position="0.5000in"/>
        </style:tab-stops>
      </style:paragraph-properties>
      <style:text-properties style:font-name="Arial" fo:font-size="12.0pt" fo:color="#24292e"/>
    </style:style>
    <style:style style:name="P42" style:family="paragraph" style:parent-style-name="Standard">
      <style:paragraph-properties fo:line-height="115%"/>
      <style:text-properties style:font-name="Times" fo:font-size="13.0pt" fo:color="#ffffff" fo:background-color="#333333"/>
    </style:style>
    <style:style style:name="P43" style:family="paragraph" style:parent-style-name="Standard">
      <style:paragraph-properties fo:line-height="115%"/>
      <style:text-properties style:font-name="Times" fo:font-size="9.0pt" fo:color="#ffffff" fo:background-color="#333333"/>
    </style:style>
    <style:style style:name="T1" style:family="text">
      <style:text-properties fo:font-weight="bold" fo:font-weight-asian="bold" fo:font-weight-complex="bold"/>
    </style:style>
    <style:style style:name="T2" style:family="text">
      <style:text-properties fo:font-style="italic" fo:font-style-asian="italic" fo:font-style-complex="italic" fo:font-weight="bold" fo:font-weight-asian="bold" fo:font-weight-complex="bold"/>
    </style:style>
    <style:style style:name="T3" style:family="text">
      <style:text-properties fo:font-style="italic" fo:font-style-asian="italic" fo:font-style-complex="italic"/>
    </style:style>
    <style:style style:name="T4" style:family="text">
      <style:text-properties style:text-underline-style="solid"/>
    </style:style>
    <style:style style:name="T5" style:family="text">
      <style:text-properties fo:font-weight="bold" fo:font-weight-asian="bold" fo:font-weight-complex="bold" style:text-underline-style="solid"/>
    </style:style>
    <style:style style:name="T6" style:family="text">
      <style:text-properties fo:color="#99cc99"/>
    </style:style>
    <style:style style:name="T7" style:family="text">
      <style:text-properties fo:color="#f99157"/>
    </style:style>
    <style:style style:name="T8" style:family="text">
      <style:text-properties fo:color="#d73a49"/>
    </style:style>
    <style:style style:name="T9" style:family="text">
      <style:text-properties fo:color="#24292e"/>
    </style:style>
    <style:style style:name="T10" style:family="text">
      <style:text-properties fo:font-size="18.0pt" fo:font-size-asian="18.0pt" fo:font-size-complex="18.0pt" fo:font-weight="bold" fo:font-weight-asian="bold" fo:font-weight-complex="bold"/>
    </style:style>
    <style:style style:name="T11" style:family="text">
      <style:text-properties fo:font-weight="bold" fo:font-weight-asian="bold" fo:font-weight-complex="bold" fo:color="#569cd6"/>
    </style:style>
    <style:style style:name="T12" style:family="text">
      <style:text-properties fo:font-weight="bold" fo:font-weight-asian="bold" fo:font-weight-complex="bold" fo:color="#dcdcaa"/>
    </style:style>
    <style:style style:name="T13" style:family="text">
      <style:text-properties fo:font-weight="bold" fo:font-weight-asian="bold" fo:font-weight-complex="bold" fo:color="#9cdcfe"/>
    </style:style>
    <style:style style:name="T14" style:family="text">
      <style:text-properties fo:font-weight="bold" fo:font-weight-asian="bold" fo:font-weight-complex="bold" fo:color="#4ec9b0"/>
    </style:style>
    <style:style style:name="T15" style:family="text">
      <style:text-properties fo:font-weight="bold" fo:font-weight-asian="bold" fo:font-weight-complex="bold" fo:color="#c586c0"/>
    </style:style>
    <style:style style:name="T16" style:family="text">
      <style:text-properties fo:font-weight="bold" fo:font-weight-asian="bold" fo:font-weight-complex="bold" fo:color="#b5cea8"/>
    </style:style>
    <style:style style:name="T17" style:family="text">
      <style:text-properties fo:font-size="9.0pt" fo:font-size-asian="9.0pt" fo:font-size-complex="9.0pt" fo:font-weight="bold" fo:font-weight-asian="bold" fo:font-weight-complex="bold"/>
    </style:style>
    <style:style style:name="T18" style:family="text">
      <style:text-properties style:font-name="Symbol"/>
    </style:style>
    <style:style style:name="T19" style:family="text">
      <style:text-properties style:font-name="Courier New" fo:font-weight="bold" fo:font-weight-asian="bold" fo:font-weight-complex="bold"/>
    </style:style>
    <style:style style:name="T20" style:family="text">
      <style:text-properties style:font-name="Courier New"/>
    </style:style>
    <style:style style:name="T21" style:family="text">
      <style:text-properties fo:color="#55859b"/>
    </style:style>
    <style:style style:name="T22" style:family="text">
      <style:text-properties fo:color="#9f713c"/>
    </style:style>
    <style:style style:name="T23" style:family="text">
      <style:text-properties fo:color="#489963"/>
    </style:style>
    <style:style style:name="T24" style:family="text">
      <style:text-properties fo:font-weight="bold" fo:font-weight-asian="bold" fo:font-weight-complex="bold" fo:color="#999999"/>
    </style:style>
    <style:style style:name="T25" style:family="text">
      <style:text-properties fo:font-weight="bold" fo:font-weight-asian="bold" fo:font-weight-complex="bold" fo:color="#fcc28c"/>
    </style:style>
    <style:style style:name="T26" style:family="text">
      <style:text-properties fo:font-weight="bold" fo:font-weight-asian="bold" fo:font-weight-complex="bold" fo:color="#ffffff"/>
    </style:style>
    <style:style style:name="T27" style:family="text">
      <style:text-properties fo:font-weight="bold" fo:font-weight-asian="bold" fo:font-weight-complex="bold" fo:color="#ffffaa"/>
    </style:style>
    <style:style style:name="T28" style:family="text">
      <style:text-properties fo:font-weight="bold" fo:font-weight-asian="bold" fo:font-weight-complex="bold" fo:color="#d36363"/>
    </style:style>
    <style:style style:name="T29" style:family="text">
      <style:text-properties fo:font-weight="bold" fo:font-weight-asian="bold" fo:font-weight-complex="bold" fo:color="#a2fca2"/>
    </style:style>
    <style:style style:name="T30" style:family="text">
      <style:text-properties style:font-name="Times" fo:font-weight="bold" fo:font-weight-asian="bold" fo:font-weight-complex="bold"/>
    </style:style>
    <style:style style:name="TableColumn1" style:family="table-column">
      <style:table-column-properties style:column-width="3.4625in" style:rel-column-width="32767*"/>
    </style:style>
    <style:style style:name="TableCell1" style:family="table-cell">
      <style:table-cell-properties fo:padding="0.0382in"/>
    </style:style>
    <text:list-style style:name="L1">
      <text:list-level-style-number text:level="1" style:num-suffix="." style:num-format="1">
        <style:list-level-properties text:space-before="0.25in" text:min-label-width="0.25in"/>
      </text:list-level-style-number>
    </text:list-style>
  </office:automatic-styles>
  <office:body>
    <office:text>
      <text:p text:style-name="P1"><text:span text:style-name="T1">This a long document. Search for keywords using command + f (or ctrl + f).</text:span></text:p>
      <text:p text:style-name="P2"/>
      <text:p text:style-name="P2"><text:span text:style-name="T1">GA Week 1 Day 1</text:span></text:p>
      <text:p text:style-name="P3"><text:span text:style-name="T1">6/24/19</text:span></text:p>
      <text:p text:style-name="P3"/>
      <text:p text:style-name="P4"><text:span text:style-name="T1">Command Line</text:span></text:p>
      <text:p text:style-name="P3"/>
      <text:p text:style-name="P3"><text:span text:style-name="T1">ls</text:span><text:s/>command</text:p>
      <text:p text:style-name="P3"><text:span text:style-name="T1">-a </text:span>option</text:p>
      <text:p text:style-name="P3"><text:span text:style-name="T1">ga</text:span><text:s/>argument</text:p>
      <text:p text:style-name="P3"/>
      <text:p text:style-name="P3">cd <text:span text:style-name="T1">~ </text:span>tilde is the home directory</text:p>
      <text:p text:style-name="P3">cd ~/</text:p>
      <text:p text:style-name="P3"/>
      <text:p text:style-name="P3"><text:span text:style-name="T1">Tab</text:span><text:s/>for autocomplete</text:p>
      <text:p text:style-name="P3"/>
      <text:p text:style-name="P3"><text:span text:style-name="T1">rm -rf</text:span><text:s/>delete folders</text:p>
      <text:p text:style-name="P3"/>
      <text:p text:style-name="P3"><text:span text:style-name="T1">Terminal</text:span><text:s/>is an app that runs the shell</text:p>
      <text:p text:style-name="P3"/>
      <text:p text:style-name="P3"><text:span text:style-name="T1">Shell</text:span><text:s/>is how we interact with operating system</text:p>
      <text:p text:style-name="P3"/>
      <text:p text:style-name="P3"><text:span text:style-name="T1">piping</text:span>: ls -a | less</text:p>
      <text:p text:style-name="P3"/>
      <text:p text:style-name="P3">echo $SHELL (gives you shell that you’re using)</text:p>
      <text:p text:style-name="P3"/>
      <text:p text:style-name="P3"><text:span text:style-name="T1">Cat</text:span><text:s/>- catenate (takes input and outputs it) means it takes multiple inputs</text:p>
      <text:p text:style-name="P3">echo $SHELL &gt; bruno.txt</text:p>
      <text:p text:style-name="P3"/>
      <text:p text:style-name="P3"><text:span text:style-name="T1">Ctrl + c</text:span><text:s/>to exit in terminal</text:p>
      <text:p text:style-name="P3"/>
      <text:p text:style-name="P3"><text:span text:style-name="T1">Ctrl + r</text:span><text:s/>is reverse search in terminal, hit right arrow to execute that command from the history</text:p>
      <text:p text:style-name="P3"/>
      <text:p text:style-name="P3"><text:span text:style-name="T1">History</text:span><text:s/>will give you history</text:p>
      <text:p text:style-name="P3"/>
      <text:p text:style-name="P3"><text:span text:style-name="T1">echo “string” &gt; app.js</text:span><text:s/>one arrow replaces content in a file.</text:p>
      <text:p text:style-name="P3"/>
      <text:p text:style-name="P3"><text:span text:style-name="T1">echo “content” &gt;&gt; app.js</text:span><text:s/>two arrows APPEND</text:p>
      <text:p text:style-name="P3"/>
      <text:p text:style-name="P3"/>
      <text:p text:style-name="P3"><text:span text:style-name="T2">git add .</text:span><text:span text:style-name="T3"><text:s/>(The period adds everything in current working directory including subdirectories)</text:span></text:p>
      <text:p text:style-name="P3"/>
      <text:p text:style-name="P3"><text:span text:style-name="T3">OR</text:span></text:p>
      <text:p text:style-name="P3"/>
      <text:p text:style-name="P3"><text:span text:style-name="T2">git add -A</text:span><text:span text:style-name="T3"><text:s/>(everything)</text:span></text:p>
      <text:p text:style-name="P3"/>
      <text:p text:style-name="P3"><text:span text:style-name="T1">Git commit, hit “I” key and then press return twice</text:span>. Lets you write longer messages for other developers.</text:p>
      <text:p text:style-name="P3"/>
      <text:p text:style-name="P3"><text:span text:style-name="T1">Nano</text:span></text:p>
      <text:p text:style-name="P3"/>
      <text:p text:style-name="P3"/>
      <text:p text:style-name="P3">Latest commit is called a HEAD</text:p>
      <text:p text:style-name="P3"/>
      <text:p text:style-name="P3"><text:span text:style-name="T1">Git history </text:span>-&gt; cat ~/.bash_history</text:p>
      <text:p text:style-name="P3"/>
      <text:p text:style-name="P3">git reset head~1 (the number will indicate how many commits to reset)</text:p>
      <text:p text:style-name="P3"/>
      <text:p text:style-name="P3"><text:span text:style-name="T1">Origin</text:span><text:s/>is a server. We want to push our code on our local machine to this server. You can delete your local code and pull it from origin.</text:p>
      <text:p text:style-name="P3"/>
      <text:p text:style-name="P3"><text:span text:style-name="T1">git diff</text:span><text:s/>differentiate difference between two versions of the same file</text:p>
      <text:p text:style-name="P3"/>
      <text:p text:style-name="P3">git add -p filename.txt </text:p>
      <text:p text:style-name="P3"/>
      <text:p text:style-name="P3">Create a file and text same time</text:p>
      <text:p text:style-name="P3">echo "Hello you!" &gt;&gt; myfile.txt</text:p>
      <text:p text:style-name="P3"/>
      <text:p text:style-name="P3"><text:span text:style-name="T1">Feature branch:</text:span></text:p>
      <text:p text:style-name="P3">git checkout -b <text:span text:style-name="T3">branchname</text:span></text:p>
      <text:p text:style-name="P3"/>
      <text:p text:style-name="P3"><text:span text:style-name="T1">Operators</text:span><text:s/>are also JS types</text:p>
      <text:p text:style-name="P3"/>
      <text:p text:style-name="P3"><text:span text:style-name="T1">for loops</text:span><text:s/>are specialized with an initialization statement and a statement to run after each iteration.</text:p>
      <text:p text:style-name="P3"/>
      <text:p text:style-name="P3"/>
      <text:p text:style-name="P3"/>
      <text:p text:style-name="P3"/>
      <text:p text:style-name="P3"/>
      <text:p text:style-name="P3"/>
      <text:p text:style-name="P3"/>
      <text:p text:style-name="P3"/>
      <text:p text:style-name="P3"/>
      <text:p text:style-name="P3"/>
      <text:p text:style-name="P3"/>
      <text:p text:style-name="P2"><text:span text:style-name="T1">GA Week 1 Day 2</text:span></text:p>
      <text:p text:style-name="P3"><text:span text:style-name="T1">6/25/19</text:span></text:p>
      <text:p text:style-name="P3"/>
      <text:p text:style-name="P3"><text:span text:style-name="T1">git checkout -b </text:span><text:span text:style-name="T2">branchname</text:span><text:span text:style-name="T1"><text:s/></text:span>(creates new branch)</text:p>
      <text:p text:style-name="P3"><text:span text:style-name="T1">git branch -d </text:span><text:span text:style-name="T2">branchname</text:span><text:s/>(deletes branch)</text:p>
      <text:p text:style-name="P3"/>
      <text:p text:style-name="P3"><text:span text:style-name="T1">mv solutions.md ~/ </text:span>(moves to root)</text:p>
      <text:p text:style-name="P3"><text:span text:style-name="T1">mv solutions.md ../ </text:span>(back one directory)</text:p>
      <text:p text:style-name="P3"/>
      <text:p text:style-name="P3">In clouds, use absolute paths, because codes will break</text:p>
      <text:p text:style-name="P3"/>
      <text:p text:style-name="P3"><text:span text:style-name="T4">Master branch should never be ahead of develop</text:span></text:p>
      <text:p text:style-name="P3"/>
      <text:p text:style-name="P3">Hotfix/Bugfix branch <text:s text:c="60"/>o------------&gt;</text:p>
      <text:p text:style-name="P3">Master ----o----------o-----------o-------------o-----------o----------o------------ &gt;</text:p>
      <text:p text:style-name="P3">Develop ----------o-----------o-----------o-------------o-------------o-----------o------------o-------------&gt;</text:p>
      <text:p text:style-name="P3">Feature <text:s text:c="28"/>o-----------o-------------o-------------o-----------o------------o-------------&gt;</text:p>
      <text:p text:style-name="P3"><text:tab/><text:tab/><text:tab/><text:tab/><text:tab/><text:tab/><text:tab/><text:tab/><text:tab/><text:tab/><text:s text:c="15"/>The Present</text:p>
      <text:p text:style-name="P3"/>
      <text:p text:style-name="P3">Rollback master and pull the previous version</text:p>
      <text:p text:style-name="P3">Commented out code should not be in codes</text:p>
      <text:p text:style-name="P3"/>
      <text:p text:style-name="P3"><text:span text:style-name="T5">Repositories</text:span><text:s/>are folders/directories tracked by git</text:p>
      <text:p text:style-name="P3"/>
      <text:p text:style-name="P3"><text:span text:style-name="T5">git init</text:span><text:s/>is when you’re working on something on your local machine</text:p>
      <text:p text:style-name="P3"><text:span text:style-name="T5">git clone</text:span><text:s/>is already on git so it does not need git init</text:p>
      <text:p text:style-name="P3"/>
      <text:p text:style-name="P3"><text:span text:style-name="T5">Pull request</text:span><text:s/>is like a merge request</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text:span text:style-name="T1">Javascript</text:span></text:p>
      <text:p text:style-name="P3"><text:span text:style-name="T5">null</text:span><text:s/>is an empty object</text:p>
      <text:p text:style-name="P3">Symbols assign uniqueness to object property</text:p>
      <text:p text:style-name="P3"/>
      <text:p text:style-name="P3">Numbers in javascript can be <text:span text:style-name="T5">floating</text:span></text:p>
      <text:p text:style-name="P3"><text:span text:style-name="T5">Floating</text:span><text:s/>means the number has a decimal and is not an integer</text:p>
      <text:p text:style-name="P3"/>
      <text:p text:style-name="P3">Math.pow(x, y) means x to the power of y</text:p>
      <text:p text:style-name="P3"/>
      <text:p text:style-name="P3">Objects are not equal to other objects because they occupy different spaces in memory</text:p>
      <text:p text:style-name="P3"/>
      <text:p text:style-name="P3"><text:span text:style-name="T5">NaN == NaN</text:span><text:s/>is false</text:p>
      <text:p text:style-name="P3"><text:span text:style-name="T5">NaN === NaN</text:span><text:s/>is false </text:p>
      <text:p text:style-name="P3"><text:span text:style-name="T5">NaN</text:span><text:s/>is an object property in memory space</text:p>
      <text:p text:style-name="P3">Operations cannot be performed on NaN</text:p>
      <text:p text:style-name="P3">isNaN( NaN ) is true</text:p>
      <text:p text:style-name="P3"/>
      <text:p text:style-name="P3">?randomVar = ‘dang’?</text:p>
      <text:p text:style-name="P3"/>
      <text:p text:style-name="P3">Math.round() round to the nearest integer</text:p>
      <text:p text:style-name="P3"/>
      <text:p text:style-name="P3">String interpolation allows variables in the strings</text:p>
      <text:p text:style-name="P3">let myAge = 28;</text:p>
      <text:p text:style-name="P3">‘Emre is <text:span text:style-name="T5">${myAge}</text:span>.’ (template literal)</text:p>
      <text:p text:style-name="P3">Interpolation is the best practice in ES6</text:p>
      <text:p text:style-name="P3"/>
      <text:p text:style-name="P3">In <text:span text:style-name="T4">Terminal</text:span>:</text:p>
      <text:p text:style-name="P6">&gt; 'hello'.<text:span text:style-name="T5">charAt(0)</text:span><text:span text:style-name="T1"><text:s text:c="2"/></text:span><text:s text:c="7"/>&lt; -- 0 is the index of the string</text:p>
      <text:p text:style-name="P6">'h'</text:p>
      <text:p text:style-name="P6">&gt; 'hello'.charAt(3)</text:p>
      <text:p text:style-name="P6">'L'</text:p>
      <text:p text:style-name="P3"><text:tab/></text:p>
      <text:p text:style-name="P3"><text:tab/></text:p>
      <text:p text:style-name="P6">&gt; 'hello'.<text:span text:style-name="T1">split( '' )</text:span></text:p>
      <text:p text:style-name="P6">[ 'h', 'e', 'l', 'l', 'o' ]</text:p>
      <text:p text:style-name="P6"/>
      <text:p text:style-name="P3">Node code base</text:p>
      <text:p text:style-name="P3"/>
      <text:p text:style-name="P3">‘ ’.toUpperCase() </text:p>
      <text:p text:style-name="P3">‘ ‘.</text:p>
      <text:p text:style-name="P3">These are useful for form validation</text:p>
      <text:p text:style-name="P3"/>
      <text:p text:style-name="P3"><text:span text:style-name="T1">Method for capitalizing first letter</text:span>:</text:p>
      <text:p text:style-name="P6"/>
      <table:table table:name="Table1" table:style-name="Table1">
        <table:table-column table:style-name="TableColumn1"/>
        <table:table-row>
          <table:table-cell table:style-name="TableCell1">
            <text:p text:style-name="P7">let z = <text:span text:style-name="T6">'hello'</text:span><text:line-break/>&gt; z.<text:span text:style-name="T7">split</text:span>(<text:span text:style-name="T6">''</text:span>)<text:line-break/>[ <text:span text:style-name="T6">'h'</text:span>, <text:span text:style-name="T6">'e'</text:span>, <text:span text:style-name="T6">'l'</text:span>, <text:span text:style-name="T6">'l'</text:span>, <text:span text:style-name="T6">'o'</text:span><text:s/>]<text:line-break/>&gt; z.<text:span text:style-name="T7">split</text:span>(<text:span text:style-name="T6">''</text:span>)[<text:span text:style-name="T7">0</text:span>]<text:line-break/><text:span text:style-name="T6">'h'</text:span><text:line-break/>&gt; z = z.<text:span text:style-name="T7">split</text:span>(<text:span text:style-name="T6">''</text:span>)[<text:span text:style-name="T7">0</text:span>]<text:line-break/><text:span text:style-name="T6">'h'</text:span><text:line-break/>&gt; z = z.<text:span text:style-name="T7">split</text:span>(<text:span text:style-name="T6">''</text:span>)<text:line-break/>[ <text:span text:style-name="T6">'h'</text:span><text:s/>]<text:line-break/>&gt; z[<text:span text:style-name="T7">0</text:span>].toUpperCase();<text:line-break/><text:span text:style-name="T6">'H'</text:span><text:line-break/>&gt; z[<text:span text:style-name="T7">0</text:span>] = z[<text:span text:style-name="T7">0</text:span>].toUpperCase();<text:line-break/><text:span text:style-name="T6">'H'</text:span><text:line-break/>&gt; z<text:line-break/>[ <text:span text:style-name="T6">'H'</text:span><text:s/>]<text:line-break/>&gt; <text:line-break/><text:line-break/>&gt; z.<text:span text:style-name="T7">split</text:span>(<text:span text:style-name="T6">''</text:span>)<text:line-break/>[ <text:span text:style-name="T6">'h'</text:span>, <text:span text:style-name="T6">'e'</text:span>, <text:span text:style-name="T6">'l'</text:span>, <text:span text:style-name="T6">'l'</text:span>, <text:span text:style-name="T6">'o'</text:span><text:s/>]<text:line-break/>&gt; z.<text:span text:style-name="T7">join</text:span>(<text:span text:style-name="T6">''</text:span>)<text:line-break/><text:line-break/>&gt; z.<text:span text:style-name="T7">join</text:span>(<text:span text:style-name="T6">''</text:span>);<text:line-break/>Thrown:<text:line-break/>TypeError: z.<text:span text:style-name="T7">join</text:span><text:s/>is not a function<text:line-break/>&gt; z = z.<text:span text:style-name="T7">join</text:span>(<text:span text:style-name="T6">''</text:span>)</text:p>
          </table:table-cell>
        </table:table-row>
      </table:table>
      <text:p text:style-name="P3"/>
      <text:p text:style-name="P3"><text:span text:style-name="T5">parseInt(‘1’) </text:span></text:p>
      <text:p text:style-name="P3">// returns 1</text:p>
      <text:p text:style-name="P3">Takes a string and return a number value</text:p>
      <text:p text:style-name="P3"/>
      <text:p text:style-name="P3"><text:span text:style-name="T5">parseFloat()</text:span></text:p>
      <text:p text:style-name="P3"><text:s/></text:p>
      <text:p text:style-name="P6"/>
      <text:p text:style-name="P3"/>
      <text:p text:style-name="P3"/>
      <text:p text:style-name="P3"><text:span text:style-name="T5">!= single equals</text:span><text:s/>check for value</text:p>
      <text:p text:style-name="P3"><text:span text:style-name="T5">!== double equals</text:span><text:s/>checks for data type</text:p>
      <text:p text:style-name="P3"/>
      <text:p text:style-name="P3"><text:span text:style-name="T1">!!</text:span><text:s/>is not not, double negative, any truthy value will be true, any falsy value will be false</text:p>
      <text:p text:style-name="P3"/>
      <text:p text:style-name="P3">Six falsy values -<text:span text:style-name="T3"><text:s/></text:span><text:span text:style-name="T2">false, 0, null, NaN, undefined, and ‘ ’</text:span></text:p>
      <text:p text:style-name="P3"/>
      <text:p text:style-name="P3"><text:span text:style-name="T1">&amp;&amp;</text:span><text:s/>wants the value to the left and right to be truthy</text:p>
      <text:p text:style-name="P3"><text:span text:style-name="T1">| |</text:span><text:s/>only one of them have to be true, both false, it will return first false. If the first is false but second is true, it’ll return the true one</text:p>
      <text:p text:style-name="P3"><text:line-break/>The symbol <text:span text:style-name="T1">&gt;</text:span><text:s/>is carrot</text:p>
      <text:p text:style-name="P3"/>
      <text:p text:style-name="P3"><text:span text:style-name="T5">Arrays</text:span><text:s/>are a special type of objects that group values.</text:p>
      <text:p text:style-name="P3"/>
      <text:p text:style-name="P3"><text:span text:style-name="T5">const</text:span><text:s/>cars = [ ]</text:p>
      <text:p text:style-name="P3">Where the array lives in the computer or memory will never change. Where you place the bucket of memory is permanent, but the contents of the array can change. </text:p>
      <text:p text:style-name="P3"/>
      <text:p text:style-name="P3">When working with <text:span text:style-name="T1">arrays or object literals</text:span>, use <text:span text:style-name="T5">const</text:span></text:p>
      <text:p text:style-name="P3"/>
      <text:p text:style-name="P3"><text:span text:style-name="T5">.exit</text:span><text:span text:style-name="T1"><text:s/></text:span>from node to get out of it.</text:p>
      <text:p text:style-name="P3"/>
      <text:p text:style-name="P3">Some <text:span text:style-name="T1">methods</text:span><text:s/>will return a value.</text:p>
      <text:p text:style-name="P6"/>
      <text:p text:style-name="P6"/>
      <text:p text:style-name="P6"/>
      <text:p text:style-name="P6">Both <text:span text:style-name="T1">.push</text:span>(‘banana) and <text:span text:style-name="T1">.length</text:span><text:s/>return a value of 6.</text:p>
      <text:p text:style-name="P6"/>
      <text:p text:style-name="P3"/>
      <text:p text:style-name="P8">The <text:span text:style-name="T1">unshift()</text:span><text:s/>method adds one or more elements to the beginning of an array and returns the new length of the array.</text:p>
      <text:p text:style-name="P8"><text:span text:style-name="T1">shift()</text:span><text:s/>method does the opposite and removes elements from the beginning.</text:p>
      <text:p text:style-name="P8"/>
      <text:p text:style-name="P8"/>
      <text:p text:style-name="P8"><text:span text:style-name="T5">Recursion</text:span></text:p>
      <text:p text:style-name="P8"/>
      <text:p text:style-name="P6"/>
      <text:p text:style-name="P9"/>
      <text:p text:style-name="P8"/>
      <text:p text:style-name="P8">The function power() is calling itself in the code block.</text:p>
      <text:p text:style-name="P9"/>
      <text:p text:style-name="P9"/>
      <text:p text:style-name="P9"/>
      <text:p text:style-name="P9"/>
      <text:p text:style-name="P8"/>
      <text:p text:style-name="P9"/>
      <text:p text:style-name="P2"><text:span text:style-name="T1">GA Week 1 Day 3</text:span></text:p>
      <text:p text:style-name="P3"><text:span text:style-name="T1">6/26/19</text:span></text:p>
      <text:p text:style-name="P3"/>
      <text:p text:style-name="P3"><text:span text:style-name="T1">cacti array <text:s/></text:span></text:p>
      <text:p text:style-name="P3"><text:span text:style-name="T1">.toString()</text:span></text:p>
      <text:p text:style-name="P3"><text:span text:style-name="T1">.toJoin()</text:span></text:p>
      <text:p text:style-name="P6"/>
      <text:p text:style-name="P8"/>
      <text:p text:style-name="P8"/>
      <text:p text:style-name="P8">Javascript is <text:span text:style-name="T5">not an object-oriented language</text:span>, but it <text:span text:style-name="T5">CAN BE</text:span><text:s/>an object oriented language.</text:p>
      <text:p text:style-name="P8">ES6 introduced <text:span text:style-name="T5">class</text:span><text:s/>in javascript.</text:p>
      <text:p text:style-name="P8">Javascript is the <text:span text:style-name="T5">only language recognized by modern browsers</text:span>. Language like Ruby is not.</text:p>
      <text:p text:style-name="P8">HTML, CSS, Javascript are the only languages recognized by modern browsers.</text:p>
      <text:p text:style-name="P8"/>
      <text:p text:style-name="P8"/>
      <text:p text:style-name="P8"/>
      <text:p text:style-name="P10"><text:span text:style-name="T1">Control Flow</text:span></text:p>
      <text:p text:style-name="P11"/>
      <text:p text:style-name="P8">If/else statements</text:p>
      <text:p text:style-name="P8"/>
      <text:p text:style-name="P12"><text:span text:style-name="T8">if</text:span><text:span text:style-name="T9"><text:s/>(</text:span>/* whatever's in here is true */<text:span text:style-name="T9">) {</text:span></text:p>
      <text:p text:style-name="P12"><text:span text:style-name="T9"><text:s text:c="2"/></text:span>// this code runs</text:p>
      <text:p text:style-name="P13">}</text:p>
      <text:p text:style-name="P8">If statement<text:span text:style-name="T1"><text:s/>evaluates condition </text:span>in the parentheses to<text:span text:style-name="T1"><text:s/>TRUE or FALSE</text:span></text:p>
      <text:p text:style-name="P8"/>
      <text:p text:style-name="P3"/>
      <text:p text:style-name="P3"/>
      <text:p text:style-name="P8"/>
      <text:p text:style-name="P8">Condition in if statement parentheses is called an <text:span text:style-name="T5">expression</text:span><text:span text:style-name="T1">.</text:span></text:p>
      <text:p text:style-name="P8"/>
      <text:p text:style-name="P8"/>
      <text:p text:style-name="P8"><text:span text:style-name="T1">Alternatives to functions:</text:span></text:p>
      <text:p text:style-name="P14"><text:span text:style-name="T1">Ternary Operator</text:span></text:p>
      <text:p text:style-name="P15">(condition) ? ifTrue : ifFalse</text:p>
      <text:p text:style-name="P8">This is only binary. For more conditions, use if/else.</text:p>
      <text:p text:style-name="P8"/>
      <text:p text:style-name="P8"/>
      <text:p text:style-name="P16"/>
      <text:p text:style-name="P17"><text:span text:style-name="T1">Switch Cases</text:span></text:p>
      <text:p text:style-name="P8"/>
      <text:p text:style-name="P18"/>
      <text:p text:style-name="P8"/>
      <text:p text:style-name="P8"><text:span text:style-name="T1">Break</text:span><text:s/>breaks out of the scope of the code block (curly braces)</text:p>
      <text:p text:style-name="P8"><text:span text:style-name="T1">Default</text:span><text:s/>is like the <text:span text:style-name="T1">else</text:span><text:s/>in an if/else statement</text:p>
      <text:p text:style-name="P8"/>
      <text:p text:style-name="P18"/>
      <text:p text:style-name="P19"/>
      <text:p text:style-name="P19">----------------------------------------------------------------_&gt;</text:p>
      <text:p text:style-name="P19"/>
      <text:p text:style-name="P19"/>
      <text:p text:style-name="P20"><text:span text:style-name="T1">Loops</text:span></text:p>
      <text:p text:style-name="P21"><text:span text:style-name="T1">W</text:span><text:a xlink:type="simple" xlink:href="https://developer.mozilla.org/en-US/docs/Web/JavaScript/Reference/statements/while"><text:span text:style-name="T1">hile</text:span></text:a><text:span text:style-name="T1"><text:s/>loops</text:span></text:p>
      <text:p text:style-name="P22"><text:span text:style-name="T1">While</text:span><text:s/>is a loop statement that will run while a condition evaluates to truthy. WARNING if your <text:span text:style-name="T1">while</text:span><text:s/>loop never evaluates to falsy you may be stuck in an infinite loop!</text:p>
      <text:p text:style-name="P22">While loop <text:span text:style-name="T1">returns value</text:span><text:s/>at the end.</text:p>
      <text:p text:style-name="P22"><text:span text:style-name="T3">In real world situations</text:span>, <text:span text:style-name="T1">while loops</text:span><text:s/>are good for boolean loops.</text:p>
      <text:p text:style-name="P23"><text:line-break/></text:p>
      <text:p text:style-name="P19"/>
      <text:p text:style-name="P19"/>
      <text:p text:style-name="P2"><text:span text:style-name="T1">GA Week 1 Day 4</text:span></text:p>
      <text:p text:style-name="P3"><text:span text:style-name="T1">6/27/19</text:span></text:p>
      <text:p text:style-name="P3"/>
      <text:p text:style-name="P22"><text:span text:style-name="T5">Scope</text:span></text:p>
      <text:p text:style-name="P22"><text:span text:style-name="T1">Const</text:span><text:s/>cannot be reassigned <text:span text:style-name="T5">IN THE SAME SCOPE</text:span></text:p>
      <text:p text:style-name="P22">The same variable name can be assigned through const in a different scope</text:p>
      <text:p text:style-name="P22">Let and const are block scope</text:p>
      <text:p text:style-name="P22"><text:span text:style-name="T5">Var</text:span><text:s/>overrides block scope and breaks out of curly braces. Can cause errors</text:p>
      <text:p text:style-name="P22"/>
      <text:p text:style-name="P24"><text:span text:style-name="T1">Objects</text:span></text:p>
      <text:p text:style-name="P22">Curly braces in objects have nothing to do with scopes.</text:p>
      <text:p text:style-name="P22">In Chrome, <text:span text:style-name="T5">Object</text:span><text:s/>and then <text:span text:style-name="T5">Object</text:span><text:span text:style-name="T10">.</text:span><text:s/>gives you properties of object function:</text:p>
      <text:p text:style-name="P25"/>
      <text:p text:style-name="P22">Object <text:span text:style-name="T1">Bracket Notation</text:span></text:p>
      <text:p text:style-name="P25"/>
      <text:p text:style-name="P22"/>
      <text:p text:style-name="P22"><text:span text:style-name="T1">Objects</text:span><text:s/>are often representations of real-life things.</text:p>
      <text:p text:style-name="P22"><text:span text:style-name="T1">Everything besides null and undefined are objects</text:span><text:s/>in Javascript.</text:p>
      <text:p text:style-name="P22"><text:span text:style-name="T1">Constructors</text:span><text:s/>are when you have an application such as a basketball game. In this basketball game, there will be basketballs, you’ll have basketball teams, players, etc. You can use these objects over and over again to produce different characteristics of different teams.</text:p>
      <text:p text:style-name="P26"/>
      <text:p text:style-name="P27"><text:span text:style-name="T1">Constructors</text:span><text:s/>Explained:</text:p>
      <text:p text:style-name="P25"/>
      <text:p text:style-name="P26"/>
      <text:p text:style-name="P26"/>
      <text:p text:style-name="P22">How to <text:span text:style-name="T1">refer to an object key</text:span><text:s/>through brackets</text:p>
      <text:p text:style-name="P25"/>
      <text:p text:style-name="P22"/>
      <text:p text:style-name="P22"><text:span text:style-name="T5">How to change obj values</text:span></text:p>
      <text:p text:style-name="P25"/>
      <text:p text:style-name="P22"/>
      <text:p text:style-name="P22">Looping through an object you must <text:span text:style-name="T5">convert the objects into an array</text:span>.</text:p>
      <text:p text:style-name="P28"/>
      <text:p text:style-name="P3"/>
      <text:p text:style-name="P3"/>
      <text:p text:style-name="P3"/>
      <text:p text:style-name="P26"><text:span text:style-name="T1">Functions</text:span></text:p>
      <text:p text:style-name="P22">When you call a function before function declaration, it will be <text:span text:style-name="T5">hoisted</text:span>.</text:p>
      <text:p text:style-name="P25"/>
      <text:p text:style-name="P22">Notice how the addNum(3, 4) is still executed in the second picture even though the function is called before the function declaration. This is an example of <text:span text:style-name="T1">hoisting</text:span>.</text:p>
      <text:p text:style-name="P22"/>
      <text:p text:style-name="P22"><text:span text:style-name="T1">Function expressions do not get hoisted</text:span><text:s/>but function declarations DO.</text:p>
      <text:p text:style-name="P22"><text:span text:style-name="T5">How to put arguments into an array</text:span></text:p>
      <text:p text:style-name="P29"><text:span text:style-name="T1"><text:s/></text:span><text:span text:style-name="T11">function</text:span><text:span text:style-name="T1"><text:s/></text:span><text:span text:style-name="T12">func1</text:span><text:span text:style-name="T1">(){<text:line-break/><text:s text:c="3"/></text:span><text:span text:style-name="T11">var</text:span><text:span text:style-name="T1"><text:s/></text:span><text:span text:style-name="T13">args</text:span><text:span text:style-name="T1"><text:s/>= </text:span><text:span text:style-name="T14">Array</text:span><text:span text:style-name="T1">.</text:span><text:span text:style-name="T12">from</text:span><text:span text:style-name="T1">(</text:span><text:span text:style-name="T11">arguments</text:span><text:span text:style-name="T1">)<text:line-break/><text:s text:c="3"/></text:span><text:span text:style-name="T15">return</text:span><text:span text:style-name="T1"><text:s/></text:span><text:span text:style-name="T13">args<text:line-break/></text:span><text:span text:style-name="T1"><text:s text:c="3"/>} <text:line-break/><text:s text:c="3"/></text:span><text:span text:style-name="T12">func1</text:span><text:span text:style-name="T1">(</text:span><text:span text:style-name="T16">1</text:span><text:span text:style-name="T1">,</text:span><text:span text:style-name="T16">2</text:span><text:span text:style-name="T1">,</text:span><text:span text:style-name="T16">3</text:span><text:span text:style-name="T1">,</text:span><text:span text:style-name="T16">4</text:span><text:span text:style-name="T1">)<text:line-break/>//returns </text:span><text:span text:style-name="T17"><text:s/></text:span><text:span text:style-name="T1">[</text:span><text:span text:style-name="T16">1</text:span><text:span text:style-name="T1">, </text:span><text:span text:style-name="T16">2</text:span><text:span text:style-name="T1">, </text:span><text:span text:style-name="T16">3</text:span><text:span text:style-name="T1">, </text:span><text:span text:style-name="T16">4</text:span><text:span text:style-name="T1">]</text:span></text:p>
      <text:p text:style-name="P30"><text:span text:style-name="T18">↓</text:span><text:span text:style-name="T1"><text:s/>easy to read version</text:span></text:p>
      <text:p text:style-name="P31"/>
      <text:p text:style-name="P29"/>
      <text:p text:style-name="P32"/>
      <text:p text:style-name="P32"/>
      <text:p text:style-name="P32"/>
      <text:p text:style-name="P32"/>
      <text:p text:style-name="P2"><text:span text:style-name="T1">GA Week 1 Day 5</text:span></text:p>
      <text:p text:style-name="P3"><text:span text:style-name="T1">6/28/19</text:span></text:p>
      <text:p text:style-name="P22"><text:span text:style-name="T1">Objects cont’d</text:span></text:p>
      <text:p text:style-name="P22">This is how to have a <text:span text:style-name="T1">default value</text:span><text:s/>for a property (highlighted statement):</text:p>
      <text:p text:style-name="P25"/>
      <text:p text:style-name="P22"/>
      <text:p text:style-name="P22"><text:span text:style-name="T19">‘Tree’</text:span><text:s/><text:span text:style-name="T1">constructor</text:span><text:s/>using properties as key values and arguments. This image below shows an object ‘template’ being created. This can be used over and over again and allows us to create a variety of trees and their properties. <text:span text:style-name="T19">this</text:span><text:s/>refers to the constructor, or object, itself. For example, <text:span text:style-name="T19">this.species</text:span><text:s/>refers to the species property of <text:span text:style-name="T19">Tree</text:span>. </text:p>
      <text:p text:style-name="P25"/>
      <text:p text:style-name="P22">This image shows how we can use the constructor ‘template’ we created in class with Emre in the image above. The <text:span text:style-name="T19">new</text:span><text:s/>operator allows us to create an <text:span text:style-name="T1">instance</text:span><text:s/>of the constructor. It utilizes the constructor above to give us a customized <text:span text:style-name="T19">‘tree’</text:span><text:s/>when printed to the console with <text:span text:style-name="T19">console.log()</text:span>.</text:p>
      <text:p text:style-name="P25"/>
      <text:p text:style-name="P22"><text:span text:style-name="T19">currentSeason</text:span><text:s/>receives a value of <text:span text:style-name="T19">‘wet’</text:span><text:s/>and season is given a value of <text:span text:style-name="T20">‘arid’</text:span>. </text:p>
      <text:p text:style-name="P22">If you look at the constructor above and see the function in <text:span text:style-name="T19">this.growFruit</text:span>, <text:span text:style-name="T19">canHaveFruits</text:span><text:s/>evaluates to true, but <text:span text:style-name="T19">currentSeason</text:span><text:s/>and <text:span text:style-name="T19">season</text:span><text:s/>evaluates to false. This triggers the <text:span text:style-name="T19">else</text:span><text:s/>statement, which gives us the output below.</text:p>
      <text:p text:style-name="P25"/>
      <text:p text:style-name="P22"/>
      <text:p text:style-name="P22">Here we have another instance of the <text:span text:style-name="T19">tree</text:span><text:s/>constructor with the variable name mangoTree.</text:p>
      <text:p text:style-name="P25"/>
      <text:p text:style-name="P22"/>
      <text:p text:style-name="P22">Constructor example I created for practice<text:span text:style-name="T1">:</text:span></text:p>
      <text:p text:style-name="P22"><text:line-break/>Output in terminal/console:</text:p>
      <text:p text:style-name="P25"/>
      <text:p text:style-name="P22"/>
      <text:p text:style-name="P30"><text:span text:style-name="T18">↓</text:span><text:span text:style-name="T1"><text:s/>copy paste as a template for practice</text:span></text:p>
      <table:table table:name="Table2" table:style-name="Table1">
        <table:table-column table:style-name="TableColumn1"/>
        <table:table-row>
          <table:table-cell table:style-name="TableCell1">
            <text:p text:style-name="P33"><text:span text:style-name="T21">const</text:span><text:s/>Guitar = <text:span text:style-name="T21">function</text:span>(<text:span text:style-name="T22">features</text:span>) {<text:line-break/><text:s/><text:span text:style-name="T21">this</text:span>.neck = features.neck<text:line-break/><text:s/><text:span text:style-name="T21">this</text:span>.body = features.body<text:line-break/><text:s/><text:span text:style-name="T21">this</text:span>.color = features.color<text:line-break/><text:s/><text:span text:style-name="T21">this</text:span>.stringgauge = features.stringgauge<text:line-break/><text:s/><text:span text:style-name="T21">this</text:span>.changeStrings = <text:span text:style-name="T21">function</text:span><text:s/>(<text:span text:style-name="T22">stringCount</text:span>) {<text:line-break/><text:s text:c="3"/><text:span text:style-name="T21">if</text:span><text:s/>(stringCount &lt; <text:span text:style-name="T22">6</text:span>) {<text:line-break/><text:s text:c="5"/><text:span text:style-name="T22">console</text:span>.log(<text:span text:style-name="T23">'We should go to Guitar Center'</text:span>)<text:line-break/><text:s text:c="3"/>} <text:span text:style-name="T21">else</text:span><text:s/><text:span text:style-name="T21">if</text:span><text:s/>(stringCount === <text:span text:style-name="T22">6</text:span>) {<text:line-break/><text:s text:c="5"/><text:span text:style-name="T22">console</text:span>.log(<text:span text:style-name="T23">"Rock n' roll!"</text:span>)<text:line-break/><text:s text:c="3"/>} <text:span text:style-name="T21">else</text:span><text:s/>{<text:line-break/><text:s text:c="5"/><text:span text:style-name="T22">console</text:span>.log(<text:span text:style-name="T23">'How many strings does your guitar have?'</text:span>)<text:line-break/><text:s text:c="3"/>}<text:line-break/><text:s/>}<text:line-break/>}<text:line-break/><text:line-break/><text:span text:style-name="T21">const</text:span><text:s/>stratocaster = <text:span text:style-name="T21">new</text:span><text:s/>Guitar ({<text:line-break/><text:s/>neck: <text:span text:style-name="T23">'maple'</text:span>,<text:line-break/><text:s/>body: <text:span text:style-name="T23">'alder'</text:span>,<text:line-break/><text:s/>color: <text:span text:style-name="T23">'midnight blue'</text:span>,<text:line-break/><text:s/>stringgauge: <text:span text:style-name="T23">"10's"</text:span><text:line-break/>})<text:line-break/><text:line-break/><text:span text:style-name="T22">console</text:span>.log(stratocaster)<text:line-break/>stratocaster.changeStrings(<text:span text:style-name="T22">4</text:span>)</text:p>
            <text:p text:style-name="P33"/>
            <text:p text:style-name="P33"/>
            <text:p text:style-name="P33">//output:</text:p>
            <text:p text:style-name="P33">Guitar {</text:p>
            <text:p text:style-name="P33"><text:s text:c="2"/>neck: 'maple',</text:p>
            <text:p text:style-name="P33"><text:s text:c="2"/>body: 'alder',</text:p>
            <text:p text:style-name="P33"><text:s text:c="2"/>color: 'midnight blue',</text:p>
            <text:p text:style-name="P33"><text:s text:c="2"/>stringgauge: "10's",</text:p>
            <text:p text:style-name="P33"><text:s text:c="2"/>changeStrings: [Function]</text:p>
            <text:p text:style-name="P33">}</text:p>
            <text:p text:style-name="P33">We should go to Guitar Center</text:p>
            <text:p text:style-name="P34"/>
          </table:table-cell>
        </table:table-row>
      </table:table>
      <text:p text:style-name="P35"><text:span text:style-name="T1">(check out </text:span><text:span text:style-name="T24">Code Blocks</text:span><text:span text:style-name="T1"><text:s/>in add-ons to add blocks of code to your Google Docs)</text:span></text:p>
      <text:p text:style-name="P35"/>
      <text:p text:style-name="P35"/>
      <text:p text:style-name="P35"/>
      <text:p text:style-name="P36"><text:span text:style-name="T5">CALLBACK FUNCTIONS</text:span></text:p>
      <table:table table:name="Table3" table:style-name="Table1">
        <table:table-column table:style-name="TableColumn1"/>
        <table:table-row>
          <table:table-cell table:style-name="TableCell1">
            <text:p text:style-name="P37"><text:span text:style-name="T25">let</text:span><text:span text:style-name="T26"><text:s/>x = </text:span><text:span text:style-name="T25">function</text:span><text:span text:style-name="T26">() {<text:line-break/><text:s/></text:span><text:span text:style-name="T27">console</text:span><text:span text:style-name="T26">.log(</text:span><text:span text:style-name="T1">'this function, function x(), is called from inside function y()'</text:span><text:span text:style-name="T26">)<text:line-break/>}<text:line-break/><text:line-break/></text:span><text:span text:style-name="T25">let</text:span><text:span text:style-name="T26"><text:s/>y = </text:span><text:span text:style-name="T25">function</text:span><text:span text:style-name="T26">(callback) {<text:line-break/><text:s/></text:span><text:span text:style-name="T27">console</text:span><text:span text:style-name="T26">.log(</text:span><text:span text:style-name="T1">'do something'</text:span><text:span text:style-name="T26">)<text:line-break/><text:s/>callback()<text:line-break/>}<text:line-break/>y(x)</text:span></text:p>
          </table:table-cell>
        </table:table-row>
      </table:table>
      <text:p text:style-name="P22"><text:span text:style-name="T1"><text:line-break/></text:span>Logs this In terminal:</text:p>
      <text:p text:style-name="P22"/>
      <text:p text:style-name="P26"><text:span text:style-name="T1">For loops</text:span></text:p>
      <table:table table:name="Table4" table:style-name="Table1">
        <table:table-column table:style-name="TableColumn1"/>
        <table:table-row>
          <table:table-cell table:style-name="TableCell1">
            <text:p text:style-name="P38"><text:span text:style-name="T25">for</text:span><text:span text:style-name="T1"><text:s/>(</text:span><text:span text:style-name="T25">let</text:span><text:span text:style-name="T1"><text:s/>i = </text:span><text:span text:style-name="T28">0</text:span><text:span text:style-name="T1">; i &lt; arr.length; i++) {<text:line-break/><text:s text:c="3"/></text:span><text:span text:style-name="T27">console</text:span><text:span text:style-name="T1">.log(</text:span><text:span text:style-name="T29">'This is a code block of the for loop'</text:span><text:span text:style-name="T1">)<text:line-break/><text:s/>}</text:span></text:p>
          </table:table-cell>
        </table:table-row>
        <table:table-row>
          <table:table-cell table:style-name="TableCell1">
            <text:p text:style-name="P39"/>
          </table:table-cell>
        </table:table-row>
      </table:table>
      <text:p text:style-name="P22"/>
      <text:p text:style-name="P22"><text:span text:style-name="T4">Sequence of a for loop:</text:span></text:p>
      <text:list text:style-name="L1">
        <text:list-item>
          <text:p text:style-name="P40">Initiate i = 0</text:p>
        </text:list-item>
        <text:list-item>
          <text:p text:style-name="P40">Checks condition </text:p>
        </text:list-item>
        <text:list-item>
          <text:p text:style-name="P40">Runs code</text:p>
        </text:list-item>
        <text:list-item>
          <text:p text:style-name="P41">Increments i</text:p>
        </text:list-item>
      </text:list>
      <text:p text:style-name="P22"/>
      <text:p text:style-name="P26"><text:span text:style-name="T1">Nested for loop</text:span></text:p>
      <table:table table:name="Table5" table:style-name="Table1">
        <table:table-column table:style-name="TableColumn1"/>
        <table:table-row>
          <table:table-cell table:style-name="TableCell1">
            <text:p text:style-name="P42"><text:span text:style-name="T1">// Nested </text:span><text:span text:style-name="T25">for</text:span><text:span text:style-name="T1"><text:s/>loop<text:line-break/>const arr = [</text:span><text:span text:style-name="T28">1</text:span><text:span text:style-name="T1">, </text:span><text:span text:style-name="T28">2</text:span><text:span text:style-name="T1">]<text:line-break/>const arr2 = [</text:span><text:span text:style-name="T28">2</text:span><text:span text:style-name="T1">, </text:span><text:span text:style-name="T28">3</text:span><text:span text:style-name="T1">]<text:line-break/>const </text:span><text:span text:style-name="T27">product</text:span><text:span text:style-name="T1"><text:s/>= [];</text:span></text:p>
            <text:p text:style-name="P42"><text:span text:style-name="T1"><text:line-break/></text:span><text:span text:style-name="T25">for</text:span><text:span text:style-name="T1"><text:s/>(</text:span><text:span text:style-name="T27">let</text:span><text:span text:style-name="T1"><text:s/>i = </text:span><text:span text:style-name="T28">0</text:span><text:span text:style-name="T1">; i &lt; arr.</text:span><text:span text:style-name="T27">length</text:span><text:span text:style-name="T1">; i++) {<text:line-break/><text:s/></text:span><text:span text:style-name="T25">for</text:span><text:span text:style-name="T1"><text:s/>(</text:span><text:span text:style-name="T27">let</text:span><text:span text:style-name="T1"><text:s/>j = </text:span><text:span text:style-name="T28">0</text:span><text:span text:style-name="T1">; j &lt; arr2.</text:span><text:span text:style-name="T27">length</text:span><text:span text:style-name="T1">; j++) {<text:line-break/><text:s text:c="3"/>const pr = arr[i] * arr2[j]<text:line-break/><text:s text:c="3"/></text:span><text:span text:style-name="T27">product</text:span><text:span text:style-name="T1">.</text:span><text:span text:style-name="T27">push</text:span><text:span text:style-name="T1">(pr)<text:line-break/><text:s/>}<text:line-break/>}<text:line-break/><text:line-break/>console.</text:span><text:span text:style-name="T27">log</text:span><text:span text:style-name="T1">(</text:span><text:span text:style-name="T27">product</text:span><text:span text:style-name="T1">)</text:span></text:p>
            <text:p text:style-name="P42"/>
            <text:p text:style-name="P42"><text:span text:style-name="T1">CONSOLE WILL LOG THE FOLLOWING:</text:span></text:p>
            <text:p text:style-name="P42"><text:span text:style-name="T1">Daeho:dev daeho$ node scribble.js </text:span></text:p>
            <text:p text:style-name="P42"><text:span text:style-name="T1">[ 2, 3, 4, 6 ]</text:span></text:p>
            <text:p text:style-name="P43"/>
          </table:table-cell>
        </table:table-row>
      </table:table>
      <text:p text:style-name="P26"><text:span text:style-name="T1"><text:line-break/></text:span>In a nested <text:span text:style-name="T19">for</text:span><text:s/>loop, first make sure you do not have <text:span text:style-name="T19">i</text:span><text:s/>in different loops. This will not differentiate between the two arrays you create or the two loops. In this example, <text:span text:style-name="T19">i</text:span><text:s/>makes sure<text:span text:style-name="T30"><text:s/></text:span><text:span text:style-name="T19">arr[i]</text:span><text:s/>iterates through <text:span text:style-name="T19">arr</text:span>, NOT <text:span text:style-name="T19">arr2</text:span>. <text:span text:style-name="T19">arr2[j]</text:span><text:s/>has a different letter so it corresponds to the nested <text:span text:style-name="T19">for</text:span><text:s/>loop, not the outer one.</text:p>
      <text:p text:style-name="P26"/>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671.1</meta:generator>
  </office:meta>
</office:document-meta>
</file>